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 ?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MORETRIBUFFS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AM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H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IV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KJ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A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FB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6-30T23:43:11.576122714</dc:date>
    <meta:editing-duration>P3DT4H27M29S</meta:editing-duration>
    <meta:editing-cycles>65</meta:editing-cycles>
    <meta:generator>LibreOffice/7.3.7.2$Linux_X86_64 LibreOffice_project/30$Build-2</meta:generator>
    <meta:document-statistic meta:table-count="1" meta:cell-count="11214" meta:object-count="0"/>
  </office:meta>
</office:document-meta>
</file>